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fd32"/>
    </style:style>
    <style:style style:name="T1" style:family="text">
      <style:text-properties officeooo:rsid="0018f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k GitHub: </text:span><text:a xlink:type="simple" xlink:href="https://github.com/Aleis2/alejandrogarDAMChacon/tree/prueba" text:style-name="Internet_20_link" text:visited-style-name="Visited_20_Internet_20_Link"><text:span text:style-name="T1">GitHub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23T15:42:15.049000000</dc:date>
    <meta:editing-duration>PT43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0.1.2$Windows_X86_64 LibreOffice_project/7cbcfc562f6eb6708b5ff7d7397325de9e764452</meta:generator>
  </office:meta>
</office:document-meta>
</file>